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6.2992in" svg:height="3.537in" svg:x="6.8193in" svg:y="0.9in">
            <draw:object draw:notify-on-update-of-ranges="Sheet1.B1:Sheet1.B1 Sheet1.B2:Sheet1.B26 Sheet1.C1:Sheet1.C1 Sheet1.C2:Sheet1.C26 Sheet1.B1:Sheet1.B1 Sheet1.B2:Sheet1.B26 Sheet1.D1:Sheet1.D1 Sheet1.D2:Sheet1.D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5.3736in" svg:y="0.0394in">
            <draw:object draw:notify-on-update-of-ranges="Sheet1.C1:Sheet1.C1 Sheet1.C2:Sheet1.C9 Sheet1.D1:Sheet1.D1 Sheet1.D2:Sheet1.D9 Sheet1.C1:Sheet1.C1 Sheet1.C2:Sheet1.C9 Sheet1.E1:Sheet1.E1 Sheet1.E2:Sheet1.E9 Sheet1.C1:Sheet1.C1 Sheet1.C2:Sheet1.C9 Sheet1.F1:Sheet1.F1 Sheet1.F2:Sheet1.F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>
            <text:p>s</text:p>
          </table:table-cell>
          <table:table-cell office:value-type="string">
            <text:p>cond</text:p>
          </table:table-cell>
          <table:table-cell office:value-type="string">
            <text:p>slope</text:p>
          </table:table-cell>
          <table:table-cell office:value-type="string">
            <text:p>Zollner</text:p>
          </table:table-cell>
          <table:table-cell office:value-type="string">
            <text:p>regular</text:p>
          </table:table-cell>
          <table:table-cell office:value-type="string">
            <text:p>peripheral</text:p>
          </table:table-cell>
          <table:table-cell/>
          <table:table-cell office:value-type="string">
            <text:p>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5">
            <text:p>-35</text:p>
          </table:table-cell>
          <table:table-cell office:value-type="float" office:value="0.802085305512">
            <text:p>0.8020853055</text:p>
          </table:table-cell>
          <table:table-cell office:value-type="float" office:value="0.458356458">
            <text:p>0.458356458</text:p>
          </table:table-cell>
          <table:table-cell office:value-type="float" office:value="0.916639596409">
            <text:p>0.9166395964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-0.343769176877">
            <text:p>-0.3437691769</text:p>
          </table:table-cell>
          <table:table-cell table:number-columns-repeated="2" office:value-type="float" office:value="0.458349125196">
            <text:p>0.4583491252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-0.343769176877">
            <text:p>-0.3437691769</text:p>
          </table:table-cell>
          <table:table-cell office:value-type="float" office:value="0.687505357193">
            <text:p>0.6875053572</text:p>
          </table:table-cell>
          <table:table-cell office:value-type="float" office:value="0.916639596409">
            <text:p>0.9166395964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.114587281123">
            <text:p>0.1145872811</text:p>
          </table:table-cell>
          <table:table-cell office:value-type="float" office:value="0.572936406319">
            <text:p>0.5729364063</text:p>
          </table:table-cell>
          <table:table-cell office:value-type="float" office:value="1.48934877586">
            <text:p>1.4893487759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.83283950594">
            <text:p>1.8328395059</text:p>
          </table:table-cell>
          <table:table-cell office:value-type="float" office:value="1.26029880938">
            <text:p>1.2602988094</text:p>
          </table:table-cell>
          <table:table-cell office:value-type="float" office:value="1.0311755676">
            <text:p>1.0311755676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.83283950594">
            <text:p>1.8328395059</text:p>
          </table:table-cell>
          <table:table-cell office:value-type="float" office:value="1.48934877586">
            <text:p>1.4893487759</text:p>
          </table:table-cell>
          <table:table-cell office:value-type="float" office:value="0.802085305512">
            <text:p>0.8020853055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.51938929121">
            <text:p>2.5193892912</text:p>
          </table:table-cell>
          <table:table-cell office:value-type="float" office:value="1.60383714326">
            <text:p>1.6038371433</text:p>
          </table:table-cell>
          <table:table-cell office:value-type="float" office:value="1.26029880938">
            <text:p>1.2602988094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.14568956289">
            <text:p>1.1456895629</text:p>
          </table:table-cell>
          <table:table-cell office:value-type="float" office:value="1.3746370227">
            <text:p>1.3746370227</text:p>
          </table:table-cell>
          <table:table-cell office:value-type="float" office:value="0.916595619285">
            <text:p>0.9165956193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-35">
            <text:p>-35</text:p>
          </table:table-cell>
          <table:table-cell office:value-type="float" office:value="0.458356458">
            <text:p>0.458356458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0.458349125196">
            <text:p>0.4583491252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-15">
            <text:p>-15</text:p>
          </table:table-cell>
          <table:table-cell office:value-type="float" office:value="0.687505357193">
            <text:p>0.6875053572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0.572936406319">
            <text:p>0.5729364063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26029880938">
            <text:p>1.2602988094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.48934877586">
            <text:p>1.4893487759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.60383714326">
            <text:p>1.6038371433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.3746370227">
            <text:p>1.3746370227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35">
            <text:p>-35</text:p>
          </table:table-cell>
          <table:table-cell office:value-type="float" office:value="0.916639596409">
            <text:p>0.9166395964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5">
            <text:p>-25</text:p>
          </table:table-cell>
          <table:table-cell office:value-type="float" office:value="0.458349125196">
            <text:p>0.4583491252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office:value-type="float" office:value="0.916639596409">
            <text:p>0.9166395964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float" office:value="1.48934877586">
            <text:p>1.4893487759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.0311755676">
            <text:p>1.0311755676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.802085305512">
            <text:p>0.8020853055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.26029880938">
            <text:p>1.2602988094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.916595619285">
            <text:p>0.9165956193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20">
            <text:p>720</text:p>
          </table:table-cell>
          <table:table-cell office:value-type="float" office:value="1.14571033202">
            <text:p>1.145710332</text:p>
          </table:table-cell>
          <table:table-cell table:number-columns-repeated="3"/>
          <table:table-cell office:value-type="float" office:value="6">
            <text:p>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30">01/30/2011</text:date>, <text:time>15:2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ck Holmes</meta:initial-creator>
    <meta:creation-date>2011-01-30T15:18:13</meta:creation-date>
    <dc:date>2011-01-30T15:24:19</dc:date>
    <dc:creator>Jack Holmes</dc:creator>
    <meta:editing-duration>PT56S</meta:editing-duration>
    <meta:editing-cycles>1</meta:editing-cycles>
    <meta:document-statistic meta:table-count="3" meta:cell-count="148" meta:object-count="2"/>
    <meta:generator>OpenOffice.org/3.3$Linux OpenOffice.org_project/330m19$Build-956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8.985cm" xlink:href=".." xlink:type="simple" chart:class="chart:scatter" chart:style-name="ch1">
        <chart:legend chart:legend-position="end" svg:x="14.159cm" svg:y="3.972cm" chart:style-name="ch2"/>
        <chart:plot-area chart:style-name="ch3" table:cell-range-address="Sheet1.B1:Sheet1.D26" chart:data-source-has-labels="row" svg:x="3.278cm" svg:y="1.145cm" svg:width="12.961cm" svg:height="7.532cm">
          <chartooo:coordinate-region svg:x="4.19cm" svg:y="1.344cm" svg:width="11.809cm" svg:height="7.1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6" chart:label-cell-address="Sheet1.C1:Sheet1.C1" chart:class="chart:scatter">
            <chart:domain table:cell-range-address="Sheet1.B2:Sheet1.B26"/>
            <chart:data-point chart:repeated="25"/>
          </chart:series>
          <chart:series chart:style-name="ch7" chart:values-cell-range-address="Sheet1.D2:Sheet1.D26" chart:label-cell-address="Sheet1.D1:Sheet1.D1" chart:class="chart:scatte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lope</text:p>
                <draw:g>
                  <svg:desc>Sheet1.C1:Sheet1.C1</svg:desc>
                </draw:g>
              </table:table-cell>
              <table:table-cell office:value-type="string">
                <text:p>Zollne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6</svg:desc>
                </draw:g>
              </table:table-cell>
              <table:table-cell office:value-type="float" office:value="-35">
                <text:p>-35</text:p>
                <draw:g>
                  <svg:desc>Sheet1.C2:Sheet1.C26</svg:desc>
                </draw:g>
              </table:table-cell>
              <table:table-cell office:value-type="float" office:value="0.802085305512">
                <text:p>0.802085305512</text:p>
                <draw:g>
                  <svg:desc>Sheet1.D2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25">
                <text:p>-25</text:p>
              </table:table-cell>
              <table:table-cell office:value-type="float" office:value="-0.343769176877">
                <text:p>-0.343769176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  <table:table-cell office:value-type="float" office:value="-0.343769176877">
                <text:p>-0.343769176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0.114587281123">
                <text:p>0.114587281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.83283950594">
                <text:p>1.832839505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.83283950594">
                <text:p>1.832839505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.51938929121">
                <text:p>2.51938929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.14568956289">
                <text:p>1.14568956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-35">
                <text:p>-35</text:p>
              </table:table-cell>
              <table:table-cell office:value-type="float" office:value="0.458356458">
                <text:p>0.458356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25">
                <text:p>-25</text:p>
              </table:table-cell>
              <table:table-cell office:value-type="float" office:value="0.458349125196">
                <text:p>0.458349125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15">
                <text:p>-15</text:p>
              </table:table-cell>
              <table:table-cell office:value-type="float" office:value="0.687505357193">
                <text:p>0.687505357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0.572936406319">
                <text:p>0.5729364063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.26029880938">
                <text:p>1.260298809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.48934877586">
                <text:p>1.489348775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.60383714326">
                <text:p>1.60383714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1.3746370227">
                <text:p>1.37463702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-35">
                <text:p>-35</text:p>
              </table:table-cell>
              <table:table-cell office:value-type="float" office:value="0.916639596409">
                <text:p>0.9166395964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-25">
                <text:p>-25</text:p>
              </table:table-cell>
              <table:table-cell office:value-type="float" office:value="0.458349125196">
                <text:p>0.458349125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-15">
                <text:p>-15</text:p>
              </table:table-cell>
              <table:table-cell office:value-type="float" office:value="0.916639596409">
                <text:p>0.916639596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1.48934877586">
                <text:p>1.489348775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0311755676">
                <text:p>1.03117556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802085305512">
                <text:p>0.8020853055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.26029880938">
                <text:p>1.26029880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0.916595619285">
                <text:p>0.9165956192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720">
                <text:p>720</text:p>
              </table:table-cell>
              <table:table-cell office:value-type="float" office:value="1.14571033202">
                <text:p>1.145710332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19$Build-95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8cm" svg:y="3.755cm" chart:style-name="ch2"/>
        <chart:plot-area chart:style-name="ch3" table:cell-range-address="Sheet1.C1:Sheet1.F9" chart:data-source-has-labels="row" svg:x="0.77cm" svg:y="0.855cm" svg:width="12.299cm" svg:height="7.545cm">
          <chartooo:coordinate-region svg:x="1.009cm" svg:y="1.055cm" svg:width="11.873cm" svg:height="7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9" chart:label-cell-address="Sheet1.D1:Sheet1.D1" chart:class="chart:scatter">
            <chart:domain table:cell-range-address="Sheet1.C2:Sheet1.C9"/>
            <chart:data-point chart:repeated="8"/>
          </chart:series>
          <chart:series chart:style-name="ch7" chart:values-cell-range-address="Sheet1.E2:Sheet1.E9" chart:label-cell-address="Sheet1.E1:Sheet1.E1" chart:class="chart:scatter">
            <chart:data-point chart:repeated="8"/>
          </chart:series>
          <chart:series chart:style-name="ch8" chart:values-cell-range-address="Sheet1.F2:Sheet1.F9" chart:label-cell-address="Sheet1.F1:Sheet1.F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Zollner</text:p>
                <draw:g>
                  <svg:desc>Sheet1.D1:Sheet1.D1</svg:desc>
                </draw:g>
              </table:table-cell>
              <table:table-cell office:value-type="string">
                <text:p>regular</text:p>
                <draw:g>
                  <svg:desc>Sheet1.E1:Sheet1.E1</svg:desc>
                </draw:g>
              </table:table-cell>
              <table:table-cell office:value-type="string">
                <text:p>peripheral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5">
                <text:p>-35</text:p>
                <draw:g>
                  <svg:desc>Sheet1.C2:Sheet1.C9</svg:desc>
                </draw:g>
              </table:table-cell>
              <table:table-cell office:value-type="float" office:value="0.802085305512">
                <text:p>0.802085305512</text:p>
                <draw:g>
                  <svg:desc>Sheet1.D2:Sheet1.D9</svg:desc>
                </draw:g>
              </table:table-cell>
              <table:table-cell office:value-type="float" office:value="0.458356458">
                <text:p>0.458356458</text:p>
                <draw:g>
                  <svg:desc>Sheet1.E2:Sheet1.E9</svg:desc>
                </draw:g>
              </table:table-cell>
              <table:table-cell office:value-type="float" office:value="0.916639596409">
                <text:p>0.916639596409</text:p>
                <draw:g>
                  <svg:desc>Sheet1.F2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5">
                <text:p>-25</text:p>
              </table:table-cell>
              <table:table-cell office:value-type="float" office:value="-0.343769176877">
                <text:p>-0.343769176877</text:p>
              </table:table-cell>
              <table:table-cell office:value-type="float" office:value="0.458349125196">
                <text:p>0.458349125196</text:p>
              </table:table-cell>
              <table:table-cell office:value-type="float" office:value="0.458349125196">
                <text:p>0.458349125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">
                <text:p>-15</text:p>
              </table:table-cell>
              <table:table-cell office:value-type="float" office:value="-0.343769176877">
                <text:p>-0.343769176877</text:p>
              </table:table-cell>
              <table:table-cell office:value-type="float" office:value="0.687505357193">
                <text:p>0.687505357193</text:p>
              </table:table-cell>
              <table:table-cell office:value-type="float" office:value="0.916639596409">
                <text:p>0.916639596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0.114587281123">
                <text:p>0.114587281123</text:p>
              </table:table-cell>
              <table:table-cell office:value-type="float" office:value="0.572936406319">
                <text:p>0.572936406319</text:p>
              </table:table-cell>
              <table:table-cell office:value-type="float" office:value="1.48934877586">
                <text:p>1.48934877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83283950594">
                <text:p>1.83283950594</text:p>
              </table:table-cell>
              <table:table-cell office:value-type="float" office:value="1.26029880938">
                <text:p>1.26029880938</text:p>
              </table:table-cell>
              <table:table-cell office:value-type="float" office:value="1.0311755676">
                <text:p>1.0311755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.83283950594">
                <text:p>1.83283950594</text:p>
              </table:table-cell>
              <table:table-cell office:value-type="float" office:value="1.48934877586">
                <text:p>1.48934877586</text:p>
              </table:table-cell>
              <table:table-cell office:value-type="float" office:value="0.802085305512">
                <text:p>0.802085305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2.51938929121">
                <text:p>2.51938929121</text:p>
              </table:table-cell>
              <table:table-cell office:value-type="float" office:value="1.60383714326">
                <text:p>1.60383714326</text:p>
              </table:table-cell>
              <table:table-cell office:value-type="float" office:value="1.26029880938">
                <text:p>1.26029880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.14568956289">
                <text:p>1.14568956289</text:p>
              </table:table-cell>
              <table:table-cell office:value-type="float" office:value="1.3746370227">
                <text:p>1.3746370227</text:p>
              </table:table-cell>
              <table:table-cell office:value-type="float" office:value="0.916595619285">
                <text:p>0.916595619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19$Build-95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